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Roboto, Oxygen, Ubuntu, 'Fira Sans', 'Droid Sans', 'Helvetica Neue'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847cm" style:rel-column-width="480*"/>
    </style:style>
    <style:style style:name="Таблица1.B" style:family="table-column">
      <style:table-column-properties style:column-width="4.26cm" style:rel-column-width="2415*"/>
    </style:style>
    <style:style style:name="Таблица1.C" style:family="table-column">
      <style:table-column-properties style:column-width="11.906cm" style:rel-column-width="6750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fo:font-variant="normal" fo:text-transform="none" fo:color="#172b4d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line-height="100%"/>
      <style:text-properties fo:font-variant="normal" fo:text-transform="none" fo:color="#172b4d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Times New Roman" fo:font-size="10pt" style:font-size-asian="10pt" style:font-size-complex="10pt"/>
    </style:style>
    <style:style style:name="P5" style:family="paragraph" style:parent-style-name="Text_20_body" style:list-style-name="L15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172b4d" style:font-name="Times New Roman" fo:font-size="10pt" fo:letter-spacing="normal" fo:font-style="normal" fo:font-weight="normal" style:font-size-asian="10pt" style:font-size-complex="10pt"/>
    </style:style>
    <style:style style:name="P6" style:family="paragraph" style:parent-style-name="Text_20_body" style:list-style-name="L13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172b4d" style:font-name="Times New Roman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3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172b4d" style:font-name="Times New Roman" fo:font-size="10.5pt" fo:letter-spacing="normal" fo:font-style="normal" fo:font-weight="normal"/>
    </style:style>
    <style:style style:name="T5" style:family="text">
      <style:text-properties fo:font-variant="normal" fo:text-transform="none" fo:color="#172b4d" fo:font-size="10.5pt" fo:letter-spacing="normal" fo:font-style="normal" fo:font-weight="normal"/>
    </style:style>
    <style:style style:name="T6" style:family="text">
      <style:text-properties fo:font-variant="normal" fo:text-transform="none" fo:color="#172b4d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№ п/п</text:p>
          </table:table-cell>
          <table:table-cell table:style-name="Таблица1.A1" office:value-type="string">
            <text:p text:style-name="P10">Наименование страницы</text:p>
          </table:table-cell>
          <table:table-cell table:style-name="Таблица1.C1" office:value-type="string">
            <text:p text:style-name="P10">Требования</text:p>
          </table:table-cell>
        </table:table-row>
        <table:table-row>
          <table:table-cell table:style-name="Таблица1.A2" office:value-type="float" office:value="1">
            <text:p text:style-name="P9">1</text:p>
          </table:table-cell>
          <table:table-cell table:style-name="Таблица1.B2" office:value-type="string">
            <text:p text:style-name="P1"><text:bookmark text:name="docs-internal-guid-1266e0b7-7fff-b22c-996c-746b8a837849"/><text:span text:style-name="T2">Главная страница</text:span> </text:p>
          </table:table-cell>
          <table:table-cell table:style-name="Таблица1.C2" office:value-type="string">
            <text:p text:style-name="P3">1. система должна позволять клиенту создать личный кабинет, используя логин и пароль</text:p>
            <text:p text:style-name="P3">2. система должна позволять клиенту восстановить доступ в личный кабинет через электронную почту</text:p>
            <text:p text:style-name="P4"><text:span text:style-name="T6">3. система должна позволять клиенту восстановить доступ в личный кабинет через СМС </text:span></text:p>
          </table:table-cell>
        </table:table-row>
        <table:table-row>
          <table:table-cell table:style-name="Таблица1.A2" office:value-type="float" office:value="2">
            <text:p text:style-name="P9">2</text:p>
          </table:table-cell>
          <table:table-cell table:style-name="Таблица1.B2" office:value-type="string">
            <text:p text:style-name="P9">Меню</text:p>
          </table:table-cell>
          <table:table-cell table:style-name="Таблица1.C2" office:value-type="string">
            <text:p text:style-name="P3">1. система должна позволять клиенту добавить в корзину выбранную пиццу</text:p>
            <text:p text:style-name="P3">2. система должна позволять клиенту посмотреть калорийность готового блюда</text:p>
            <text:p text:style-name="P3">3. система должна позволять клиенту посмотреть состав выбранной пиццы</text:p>
            <text:p text:style-name="P4"><text:span text:style-name="T6">4. система должна позволять клиенту добавить дополнительные ингредиенты в заказ </text:span></text:p>
          </table:table-cell>
        </table:table-row>
        <table:table-row>
          <table:table-cell table:style-name="Таблица1.A2" office:value-type="float" office:value="3">
            <text:p text:style-name="P9">3</text:p>
          </table:table-cell>
          <table:table-cell table:style-name="Таблица1.B2" office:value-type="string">
            <text:p text:style-name="P9">Личный кабинет</text:p>
          </table:table-cell>
          <table:table-cell table:style-name="Таблица1.C2" office:value-type="string">
            <text:p text:style-name="P2">1. система должна позволять клиенту добавлять и удалять позиции в разделе «Избранное»</text:p>
            <text:p text:style-name="P2">2. система должна позволять клиенту добавлять позиции в корзину из раздела «Избранное»</text:p>
            <text:p text:style-name="P2">3. система должна позволять клиенту сохранить персональные данные (имя, дату рождения, контактный телефон)</text:p>
            <text:p text:style-name="P2">4. система должна позволять клиенту сохранить несколько адресов доставки</text:p>
            <text:p text:style-name="P2">5. система должна позволять клиенту сохранить данные банковской карты</text:p>
            <text:p text:style-name="P2">6. система должна позволять клиенту отказать от заказа до его отправки</text:p>
            <text:list xml:id="list899487487019358416" text:style-name="L15">
              <text:list-header>
                <text:p text:style-name="P5">7. система должна отображать историю заказов</text:p>
                <text:p text:style-name="P5">8. система должна отображать статус текущего заказа</text:p>
              </text:list-header>
            </text:list>
          </table:table-cell>
        </table:table-row>
        <table:table-row>
          <table:table-cell table:style-name="Таблица1.A2" office:value-type="float" office:value="4">
            <text:p text:style-name="P9">4</text:p>
          </table:table-cell>
          <table:table-cell table:style-name="Таблица1.B2" office:value-type="string">
            <text:p text:style-name="P9">Оформление заказа</text:p>
          </table:table-cell>
          <table:table-cell table:style-name="Таблица1.C2" office:value-type="string">
            <text:p text:style-name="P2">5. система должна позволять клиенту выбрать из сохраненных нужный адрес доставки</text:p>
            <text:p text:style-name="P2">6. система должна позволять клиенту выбрать нужное время доставки</text:p>
            <text:p text:style-name="P2">7. система должна позволять клиенту выбрать удобный вариант оплаты заказа:</text:p>
            <text:p text:style-name="P2">банковской картой онлайн</text:p>
            <text:list xml:id="list3627032657862341422" text:style-name="L13">
              <text:list-header>
                <text:p text:style-name="P6">банковской картой курьеру</text:p>
                <text:p text:style-name="P7"><text:span text:style-name="T6">наличными курьеру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Roboto, Oxygen, Ubuntu, 'Fira Sans', 'Droid Sans', 'Helvetica Neue'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</meta:initial-creator>
    <meta:creation-date>2021-12-24T16:34:10.72</meta:creation-date>
    <meta:document-statistic meta:table-count="1" meta:image-count="0" meta:object-count="0" meta:page-count="1" meta:paragraph-count="32" meta:word-count="212" meta:character-count="1520"/>
    <dc:date>2021-12-24T17:12:35.65</dc:date>
    <dc:creator>Александр </dc:creator>
    <meta:editing-duration>PT4M33S</meta:editing-duration>
    <meta:editing-cycles>1</meta:editing-cycles>
    <meta:generator>OpenOffice/4.1.8$Win32 OpenOffice.org_project/418m3$Build-9803</meta:generator>
  </office:meta>
</office:document-meta>
</file>